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 style:list-style-name="L1">
      <style:graphic-properties draw:auto-grow-height="true" fo:min-height="3.57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77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 presentation:user-transformed="true">
          <draw:text-box>
            <text:p>How to attach send an e-mail <text:s/>with a Yahoo accou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8cm" svg:height="3.57cm" svg:x="0cm" svg:y="-0.014cm" presentation:class="title" presentation:user-transformed="true">
          <draw:text-box>
            <text:p text:style-name="P2">How to attach send an e-mail <text:s/>with a Yahoo accou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want to attach a document, file , picture and video to your email, then follow this steps</text:p>
                <text:p>1. Click on attach file </text:p>
                <text:p>2. Browse for the folder of the file you want to attach </text:p>
                <text:p>3. Click on the file you want to attach.</text:p>
                <text:p>4. Click send to send the file and your messag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mportance of e-mai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 send job application</text:p>
              </text:list-item>
              <text:list-item>
                <text:p>For official information</text:p>
              </text:list-item>
              <text:list-item>
                <text:p>For communication, e.g. Facebook, twitter</text:p>
              </text:list-item>
              <text:list-item>
                <text:p>To transfer pictures, video, music to other people</text:p>
              </text:list-item>
              <text:list-item>
                <text:p>To advertise new products to customers of compani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9" draw:layer="layout" svg:width="25.199cm" svg:height="1.771cm" svg:x="1.725cm" svg:y="0.515cm" presentation:class="title" presentation:user-transformed="true">
          <draw:text-box>
            <text:p>Access and reply e-mai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First log into your account </text:p>
              </text:list-item>
              <text:list-item>
                <text:p>Then click on check mails, all messages <text:s/>you have you have received will be shown</text:p>
              </text:list-item>
              <text:list-item>
                <text:p>Note that all unread messages are highlighted. Click on one of the messages to open</text:p>
              </text:list-item>
              <text:list-item>
                <text:p>To reply to the message click [reply]</text:p>
              </text:list-item>
              <text:list-item>
                <text:p>Type the recipient address in [to] box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 text:style-name="P2">Access and reply e-mail Cont...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te the subject is the same as the mail you received and is prefixed with RE to indicate that you are replying to the message.</text:p>
              </text:list-item>
              <text:list-item>
                <text:p>Click in the message box to type your message.</text:p>
              </text:list-item>
              <text:list-item>
                <text:p>Click [send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05:27:30.641142192</meta:creation-date>
    <meta:editing-duration>PT14M51S</meta:editing-duration>
    <meta:editing-cycles>3</meta:editing-cycles>
    <meta:generator>LibreOffice/6.4.4.2$Linux_X86_64 LibreOffice_project/40$Build-2</meta:generator>
    <dc:title>Blue Curve</dc:title>
    <dc:date>2021-02-26T05:52:32.402977956</dc:date>
    <meta:document-statistic meta:object-count="54"/>
  </office:meta>
</office:document-meta>
</file>